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1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1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1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style:font-name="Hack Nerd Font Mono1" fo:font-size="7pt" style:font-size-asian="7pt" style:font-size-complex="7pt"/>
    </style:style>
    <style:style style:name="P14" style:family="paragraph">
      <style:paragraph-properties fo:text-align="center" style:writing-mode="lr-tb"/>
      <style:text-properties fo:color="#999999" loext:opacity="100%" fo:font-size="10pt"/>
    </style:style>
    <style:style style:name="P15" style:family="paragraph">
      <loext:graphic-properties draw:fill-color="#eeeeee"/>
      <style:paragraph-properties fo:text-align="center" style:writing-mode="lr-tb"/>
      <style:text-properties fo:color="#999999" loext:opacity="100%" fo:font-size="10pt"/>
    </style:style>
    <style:style style:name="P16" style:family="paragraph">
      <style:paragraph-properties fo:text-align="center" style:writing-mode="lr-tb"/>
      <style:text-properties fo:color="#00a933" loext:opacity="100%" style:font-name="Hack Nerd Font Mono1" fo:font-size="14pt"/>
    </style:style>
    <style:style style:name="P1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14pt"/>
    </style:style>
    <style:style style:name="P18" style:family="paragraph">
      <style:paragraph-properties fo:text-align="center" style:writing-mode="lr-tb"/>
      <style:text-properties fo:color="#00a933" loext:opacity="100%" style:font-name="Hack Nerd Font Mono1" fo:font-size="14pt" style:font-size-asian="10pt" style:font-size-complex="10pt"/>
    </style:style>
    <style:style style:name="P19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14pt" style:font-size-asian="10pt" style:font-size-complex="10pt"/>
    </style:style>
    <style:style style:name="P20" style:family="paragraph">
      <style:paragraph-properties fo:text-align="center" style:writing-mode="lr-tb"/>
      <style:text-properties fo:color="#00a933" loext:opacity="100%" style:font-name="Hack Nerd Font Mono1" fo:font-size="14pt" style:font-size-asian="9pt" style:font-size-complex="9pt"/>
    </style:style>
    <style:style style:name="P2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14pt" style:font-size-asian="9pt" style:font-size-complex="9pt"/>
    </style:style>
    <style:style style:name="P2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14pt" style:font-size-asian="7pt" style:font-size-complex="7pt"/>
    </style:style>
    <style:style style:name="P23" style:family="paragraph">
      <loext:graphic-properties draw:fill-color="#afd095"/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24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6" style:family="paragraph">
      <loext:graphic-properties draw:fill-color="#dee6ef"/>
      <style:paragraph-properties fo:text-align="center" style:writing-mode="lr-tb"/>
      <style:text-properties fo:color="#2a6099" loext:opacity="100%" style:font-name="Hack Nerd Font Mono1" fo:font-size="10pt"/>
    </style:style>
    <style:style style:name="P27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8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29" style:family="paragraph">
      <loext:graphic-properties draw:fill-color="#dee6ef"/>
      <style:paragraph-properties fo:text-align="center" style:writing-mode="lr-tb"/>
      <style:text-properties fo:color="#2a6099" loext:opacity="100%" style:font-name="Hack Nerd Font Mono1" fo:font-size="8pt"/>
    </style:style>
    <style:style style:name="P30" style:family="paragraph">
      <style:paragraph-properties fo:text-align="center" style:writing-mode="lr-tb"/>
      <style:text-properties fo:color="#00a933" loext:opacity="100%" style:font-name="Hack Nerd Font Mono1" fo:font-size="8pt"/>
    </style:style>
    <style:style style:name="P3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8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33" style:family="paragraph">
      <style:paragraph-properties fo:text-align="center" style:writing-mode="lr-tb"/>
      <style:text-properties fo:color="#00a933" loext:opacity="100%" style:font-name="Hack Nerd Font Mono1" fo:font-size="8pt" style:font-size-asian="10pt" style:font-size-complex="10pt"/>
    </style:style>
    <style:style style:name="P3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8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36" style:family="paragraph">
      <style:paragraph-properties fo:text-align="center" style:writing-mode="lr-tb"/>
      <style:text-properties fo:color="#00a933" loext:opacity="100%" style:font-name="Hack Nerd Font Mono1" fo:font-size="8pt" style:font-size-asian="9pt" style:font-size-complex="9pt"/>
    </style:style>
    <style:style style:name="P3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8pt" style:font-size-asian="9pt" style:font-size-complex="9pt"/>
    </style:style>
    <style:style style:name="P38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40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41" style:family="paragraph">
      <loext:graphic-properties draw:fill-color="#dee6ef"/>
      <style:paragraph-properties fo:text-align="center" style:writing-mode="lr-tb"/>
      <style:text-properties fo:color="#2a6099" loext:opacity="100%" style:font-name="Hack Nerd Font Mono1" fo:font-size="11pt"/>
    </style:style>
    <style:style style:name="P42" style:family="paragraph">
      <style:paragraph-properties fo:text-align="center" style:writing-mode="lr-tb"/>
      <style:text-properties fo:color="#00a933" loext:opacity="100%" style:font-name="Hack Nerd Font Mono1" fo:font-size="7pt"/>
    </style:style>
    <style:style style:name="P4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7pt"/>
    </style:style>
    <style:style style:name="P44" style:family="paragraph">
      <style:paragraph-properties fo:text-align="center" style:writing-mode="lr-tb"/>
      <style:text-properties fo:color="#00a933" loext:opacity="100%" style:font-name="Hack Nerd Font Mono1" fo:font-size="7pt" style:font-size-asian="10pt" style:font-size-complex="10pt"/>
    </style:style>
    <style:style style:name="P45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7pt" style:font-size-asian="10pt" style:font-size-complex="10pt"/>
    </style:style>
    <style:style style:name="P46" style:family="paragraph">
      <style:paragraph-properties fo:text-align="center" style:writing-mode="lr-tb"/>
      <style:text-properties fo:color="#00a933" loext:opacity="100%" style:font-name="Hack Nerd Font Mono1" fo:font-size="5.5pt" style:font-size-asian="9pt" style:font-size-complex="9pt"/>
    </style:style>
    <style:style style:name="P47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5.5pt" style:font-size-asian="9pt" style:font-size-complex="9pt"/>
    </style:style>
    <style:style style:name="T1" style:family="text">
      <style:text-properties fo:color="#2a6099" loext:opacity="100%" style:font-name="Hack Nerd Font Mono1" fo:font-size="14pt"/>
    </style:style>
    <style:style style:name="T2" style:family="text">
      <style:text-properties fo:color="#00a933" loext:opacity="100%" style:font-name="Hack Nerd Font Mono1" fo:font-size="9pt"/>
    </style:style>
    <style:style style:name="T3" style:family="text">
      <style:text-properties fo:color="#00a933" loext:opacity="100%" style:font-name="Hack Nerd Font Mono1" fo:font-size="9pt" style:font-size-asian="9pt" style:font-size-complex="9pt"/>
    </style:style>
    <style:style style:name="T4" style:family="text">
      <style:text-properties fo:color="#00a933" loext:opacity="100%" style:font-name="Hack Nerd Font Mono1" fo:font-size="7pt" style:font-size-asian="7pt" style:font-size-complex="7pt"/>
    </style:style>
    <style:style style:name="T5" style:family="text">
      <style:text-properties fo:color="#00a933" loext:opacity="100%" style:font-name="Hack Nerd Font Mono1" fo:font-size="9pt" style:font-size-asian="10pt" style:font-size-complex="10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 fo:font-size="10pt"/>
    </style:style>
    <style:style style:name="T8" style:family="text">
      <style:text-properties fo:color="#00a933" loext:opacity="100%" style:font-name="Hack Nerd Font Mono1" fo:font-size="14pt"/>
    </style:style>
    <style:style style:name="T9" style:family="text">
      <style:text-properties fo:color="#00a933" loext:opacity="100%" style:font-name="Hack Nerd Font Mono1" fo:font-size="14pt" style:font-size-asian="10pt" style:font-size-complex="10pt"/>
    </style:style>
    <style:style style:name="T10" style:family="text">
      <style:text-properties fo:color="#00a933" loext:opacity="100%" style:font-name="Hack Nerd Font Mono1" fo:font-size="14pt" style:font-size-asian="9pt" style:font-size-complex="9pt"/>
    </style:style>
    <style:style style:name="T11" style:family="text">
      <style:text-properties fo:color="#2a6099" loext:opacity="100%" style:font-name="Hack Nerd Font Mono1" fo:font-size="10pt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Hack Nerd Font Mono1" fo:font-size="8pt"/>
    </style:style>
    <style:style style:name="T14" style:family="text">
      <style:text-properties fo:color="#00a933" loext:opacity="100%" style:font-name="Hack Nerd Font Mono1" fo:font-size="8pt"/>
    </style:style>
    <style:style style:name="T15" style:family="text">
      <style:text-properties fo:color="#00a933" loext:opacity="100%" style:font-name="Hack Nerd Font Mono1" fo:font-size="8pt" style:font-size-asian="10pt" style:font-size-complex="10pt"/>
    </style:style>
    <style:style style:name="T16" style:family="text">
      <style:text-properties fo:color="#00a933" loext:opacity="100%" style:font-name="Hack Nerd Font Mono1" fo:font-size="8pt" style:font-size-asian="9pt" style:font-size-complex="9pt"/>
    </style:style>
    <style:style style:name="T17" style:family="text">
      <style:text-properties fo:color="#2a6099" loext:opacity="100%" style:font-name="Hack Nerd Font Mono1" fo:font-size="11pt"/>
    </style:style>
    <style:style style:name="T18" style:family="text">
      <style:text-properties fo:color="#00a933" loext:opacity="100%" style:font-name="Hack Nerd Font Mono1" fo:font-size="7pt"/>
    </style:style>
    <style:style style:name="T19" style:family="text">
      <style:text-properties fo:color="#00a933" loext:opacity="100%" style:font-name="Hack Nerd Font Mono1" fo:font-size="7pt" style:font-size-asian="10pt" style:font-size-complex="10pt"/>
    </style:style>
    <style:style style:name="T20" style:family="text">
      <style:text-properties fo:color="#00a933" loext:opacity="100%" style:font-name="Hack Nerd Font Mono1" fo:font-size="5.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,</text:span></text:p>
          <text:p text:style-name="P7"><text:span text:style-name="T4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¨</text:span></text:p>
          <text:p text:style-name="P5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cm" svg:height="1.249cm" svg:x="8.5cm" svg:y="6.5cm">
          <text:p text:style-name="P7"><text:span text:style-name="T4">space</text:span></text:p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bsp</text:span></text:p>
          <text:p text:style-name="P9"><text:span text:style-name="T5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1.5cm" svg:height="1.249cm" svg:x="12.75cm" svg:y="6.251cm">
          <text:p text:style-name="P11"><text:span text:style-name="T6">.</text:span></text:p>
          <text:p text:style-name="P11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^</text:span></text:p>
          <text:p text:style-name="P5"><text:span text:style-name="T3">s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75cm" svg:height="1.249cm" svg:x="10.75cm" svg:y="6.5cm">
          <text:p text:style-name="P7"><text:span text:style-name="T4">enter</text:span></text:p>
          <text:p text:style-name="P13"><text:span text:style-name="T4">numeric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1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9" draw:layer="layout" svg:width="1.504cm" svg:height="1.249cm" svg:x="19.246cm" svg:y="1.451cm">
          <text:p text:style-name="P18"><text:span text:style-name="T9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2.9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2.951cm">
          <text:p text:style-name="P20"><text:span text:style-name="T10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 text:style-name="P20"><text:span text:style-name="T10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3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6" draw:layer="layout" svg:width="1.214cm" svg:height="1.25cm" svg:x="6.329cm" svg:y="1.2cm">
          <text:p text:style-name="P24"><text:span text:style-name="T11">Wh</text:span></text:p>
          <text:p text:style-name="P25"><text:span text:style-name="T1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6" draw:layer="layout" svg:width="1.215cm" svg:height="1.25cm" svg:x="4.871cm" svg:y="0.95cm">
          <text:p text:style-name="P24"><text:span text:style-name="T11">Wh</text:span></text:p>
          <text:p text:style-name="P25"><text:span text:style-name="T11">↓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1.215cm" svg:height="1.25cm" svg:x="3.414cm" svg:y="1.2cm">
          <text:p text:style-name="P25"><text:span text:style-name="T12">Wh </text:span><text:span text:style-name="T1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1.957cm" svg:y="1.451cm">
          <text:p text:style-name="P24"><text:span text:style-name="T11">Wh</text:span></text:p>
          <text:p text:style-name="P25"><text:span text:style-name="T1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2.7cm">
          <text:p text:style-name="P28"><text:span text:style-name="T13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2.45cm">
          <text:p text:style-name="P28"><text:span text:style-name="T13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2.7cm">
          <text:p text:style-name="P28"><text:span text:style-name="T13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ct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2" draw:layer="layout" svg:width="1.5cm" svg:height="1.249cm" svg:x="12.75cm" svg:y="6.251cm">
          <text:p text:style-name="P11"><text:span text:style-name="T6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 text:style-name="P7"><text:span text:style-name="T4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1.2cm">
          <text:p text:style-name="P28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0.95cm">
          <text:p text:style-name="P28"><text:span text:style-name="T13">Pg</text:span></text:p>
          <text:p text:style-name="P32"><text:span text:style-name="T1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1.2cm">
          <text:p text:style-name="P28"><text:span text:style-name="T13">Pg</text:span></text:p>
          <text:p text:style-name="P32"><text:span text:style-name="T1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35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3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3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3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3.95cm">
          <text:p text:style-name="P28"><text:span text:style-name="T13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4.2cm">
          <text:p text:style-name="P28"><text:span text:style-name="T13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0.95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1.2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1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3.38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1.2cm">
          <text:p text:style-name="P28"><text:span text:style-name="T13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9" draw:layer="layout" svg:width="1.218cm" svg:height="1.249cm" svg:x="17.783cm" svg:y="1.451cm">
          <text:p text:style-name="P28"><text:span text:style-name="T13">Vol</text:span></text:p>
          <text:p text:style-name="P28"><text:span text:style-name="T13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4" draw:layer="layout" svg:width="1.504cm" svg:height="1.249cm" svg:x="19.246cm" svg:y="1.451cm">
          <text:p text:style-name="P33"><text:span text:style-name="T15">Vol</text:span></text:p>
          <text:p text:style-name="P33"><text:span text:style-name="T15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2.9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9" draw:layer="layout" svg:width="1.219cm" svg:height="1.25cm" svg:x="13.387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9" draw:layer="layout" svg:width="1.219cm" svg:height="1.25cm" svg:x="14.85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9" draw:layer="layout" svg:width="1.219cm" svg:height="1.25cm" svg:x="16.31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9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2.9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1" draw:layer="layout" svg:width="1.218cm" svg:height="1.249cm" svg:x="19.246cm" svg:y="4.451cm">
          <text:p text:style-name="P30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4.85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9" draw:layer="layout" svg:width="1.219cm" svg:height="1.25cm" svg:x="16.31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7" draw:layer="layout" svg:width="1.504cm" svg:height="1.249cm" svg:x="19.246cm" svg:y="4.451cm">
          <text:p text:style-name="P36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1" draw:layer="layout" svg:width="1.219cm" svg:height="1.25cm" svg:x="13.38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7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cm" svg:y="0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3cm" svg:y="1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1.4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7cm" svg:y="1.2cm">
          <text:p text:style-name="P40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cm" svg:y="0.95cm">
          <text:p text:style-name="P40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3cm" svg:y="1.2cm">
          <text:p text:style-name="P40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1.451cm">
          <text:p text:style-name="P40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5" draw:layer="layout" svg:width="1.504cm" svg:height="1.249cm" svg:x="19.246cm" svg:y="1.451cm">
          <text:p text:style-name="P44"><text:span text:style-name="T19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7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cm" svg:y="2.4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3cm" svg:y="2.7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3" draw:layer="layout" svg:width="1.218cm" svg:height="1.249cm" svg:x="19.246cm" svg:y="2.951cm">
          <text:p text:style-name="P42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7cm" svg:y="2.7cm">
          <text:p text:style-name="P40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cm" svg:y="2.45cm">
          <text:p text:style-name="P40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3cm" svg:y="2.7cm">
          <text:p text:style-name="P40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2.951cm">
          <text:p text:style-name="P40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7" draw:layer="layout" svg:width="1.504cm" svg:height="1.249cm" svg:x="19.246cm" svg:y="2.951cm">
          <text:p text:style-name="P46"><text:span text:style-name="T20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7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cm" svg:y="3.95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3cm" svg:y="4.2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7" draw:layer="layout" svg:width="1.218cm" svg:height="1.249cm" svg:x="19.246cm" svg:y="4.451cm">
          <text:p text:style-name="P16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38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3.387cm" svg:y="4.2cm">
          <text:p text:style-name="P40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4.85cm" svg:y="3.95cm">
          <text:p text:style-name="P40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1" draw:layer="layout" svg:width="1.219cm" svg:height="1.25cm" svg:x="16.313cm" svg:y="4.2cm">
          <text:p text:style-name="P40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1" draw:layer="layout" svg:width="1.218cm" svg:height="1.249cm" svg:x="17.783cm" svg:y="4.451cm">
          <text:p text:style-name="P40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1" draw:layer="layout" svg:width="1.504cm" svg:height="1.249cm" svg:x="19.246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5" draw:layer="layout" svg:width="2.75cm" svg:height="0.5cm" svg:x="0cm" svg:y="0cm">
          <text:p text:style-name="P14"><text:span text:style-name="T7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09-28T14:33:26.238724477</dc:date>
    <meta:editing-duration>PT6H58M49S</meta:editing-duration>
    <meta:editing-cycles>10</meta:editing-cycles>
    <meta:generator>LibreOffice/7.3.4.2$Linux_X86_64 LibreOffice_project/30$Build-2</meta:generator>
    <meta:document-statistic meta:object-count="1019"/>
  </office:meta>
</office:document-meta>
</file>